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59a" officeooo:paragraph-rsid="0001859a"/>
    </style:style>
    <style:style style:name="P2" style:family="paragraph" style:parent-style-name="Standard">
      <style:text-properties officeooo:rsid="00024d94" officeooo:paragraph-rsid="00024d94"/>
    </style:style>
    <style:style style:name="P3" style:family="paragraph" style:parent-style-name="Standard">
      <style:text-properties officeooo:rsid="0003fb82" officeooo:paragraph-rsid="0003fb82"/>
    </style:style>
    <style:style style:name="P4" style:family="paragraph" style:parent-style-name="Standard">
      <style:text-properties fo:font-style="italic" officeooo:rsid="0003fb82" officeooo:paragraph-rsid="0003fb82" style:font-style-asian="italic" style:font-style-complex="italic"/>
    </style:style>
    <style:style style:name="P5" style:family="paragraph" style:parent-style-name="Standard">
      <style:text-properties fo:font-style="italic" officeooo:rsid="00093197" officeooo:paragraph-rsid="0003fb82" style:font-style-asian="italic" style:font-style-complex="italic"/>
    </style:style>
    <style:style style:name="P6" style:family="paragraph" style:parent-style-name="Standard">
      <style:text-properties style:text-position="0% 100%" officeooo:rsid="0003fb82" officeooo:paragraph-rsid="0003fb82"/>
    </style:style>
    <style:style style:name="P7" style:family="paragraph" style:parent-style-name="Standard">
      <style:text-properties style:text-position="0% 100%" fo:font-style="italic" officeooo:rsid="0003fb82" officeooo:paragraph-rsid="0003fb82" style:font-style-asian="italic" style:font-style-complex="italic"/>
    </style:style>
    <style:style style:name="P8" style:family="paragraph" style:parent-style-name="Standard">
      <style:text-properties style:text-position="0% 100%" fo:font-style="italic" officeooo:rsid="00061206" officeooo:paragraph-rsid="00061206" style:font-style-asian="italic" style:font-style-complex="italic"/>
    </style:style>
    <style:style style:name="P9" style:family="paragraph" style:parent-style-name="Standard">
      <style:text-properties style:text-position="0% 100%" fo:font-style="italic" officeooo:rsid="000ac2dd" officeooo:paragraph-rsid="000ac2dd" style:font-style-asian="italic" style:font-style-complex="italic"/>
    </style:style>
    <style:style style:name="P10" style:family="paragraph" style:parent-style-name="Standard">
      <style:text-properties style:text-position="0% 100%" fo:font-style="italic" officeooo:rsid="0007f372" officeooo:paragraph-rsid="0007f372" style:font-style-asian="italic" style:font-style-complex="italic"/>
    </style:style>
    <style:style style:name="P11" style:family="paragraph" style:parent-style-name="Standard">
      <style:text-properties style:text-position="0% 100%" fo:font-style="italic" officeooo:rsid="000c79c9" officeooo:paragraph-rsid="000c79c9" style:font-style-asian="italic" style:font-style-complex="italic"/>
    </style:style>
    <style:style style:name="P12" style:family="paragraph" style:parent-style-name="Standard">
      <style:text-properties style:text-position="0% 100%" fo:font-style="italic" officeooo:rsid="000d9879" officeooo:paragraph-rsid="000d9879" style:font-style-asian="italic" style:font-style-complex="italic"/>
    </style:style>
    <style:style style:name="P13" style:family="paragraph" style:parent-style-name="Standard">
      <style:text-properties style:text-position="0% 100%" fo:font-style="normal" officeooo:rsid="00061206" officeooo:paragraph-rsid="00061206" style:font-style-asian="normal" style:font-style-complex="normal"/>
    </style:style>
    <style:style style:name="P14" style:family="paragraph" style:parent-style-name="Standard">
      <style:text-properties style:text-position="0% 100%" fo:font-style="normal" officeooo:rsid="000ac2dd" officeooo:paragraph-rsid="000ac2dd" style:font-style-asian="normal" style:font-style-complex="normal"/>
    </style:style>
    <style:style style:name="P15" style:family="paragraph" style:parent-style-name="Standard">
      <style:text-properties style:text-position="0% 100%" fo:font-style="normal" officeooo:rsid="000d6832" officeooo:paragraph-rsid="000d6832" style:font-style-asian="normal" style:font-style-complex="normal"/>
    </style:style>
    <style:style style:name="P16" style:family="paragraph" style:parent-style-name="Standard">
      <style:text-properties style:text-position="0% 100%" fo:font-style="normal" officeooo:rsid="000d9879" officeooo:paragraph-rsid="000d9879" style:font-style-asian="normal" style:font-style-complex="normal"/>
    </style:style>
    <style:style style:name="P17" style:family="paragraph" style:parent-style-name="Standard">
      <style:text-properties style:text-position="0% 100%" officeooo:rsid="00024d94" officeooo:paragraph-rsid="00024d94"/>
    </style:style>
    <style:style style:name="P18" style:family="paragraph" style:parent-style-name="Standard">
      <style:text-properties fo:font-weight="normal" officeooo:rsid="000e6f39" officeooo:paragraph-rsid="000e6f39" style:font-weight-asian="normal" style:font-weight-complex="normal"/>
    </style:style>
    <style:style style:name="P19" style:family="paragraph" style:parent-style-name="Text_20_body">
      <style:text-properties officeooo:rsid="000e6f39" officeooo:paragraph-rsid="000e6f39"/>
    </style:style>
    <style:style style:name="P20" style:family="paragraph" style:parent-style-name="Text_20_body">
      <style:text-properties officeooo:rsid="000fb844" officeooo:paragraph-rsid="000fb844"/>
    </style:style>
    <style:style style:name="P21" style:family="paragraph" style:parent-style-name="Text_20_body">
      <style:text-properties officeooo:rsid="000fb844" officeooo:paragraph-rsid="00110628"/>
    </style:style>
    <style:style style:name="P22" style:family="paragraph" style:parent-style-name="Standard">
      <style:text-properties style:text-position="0% 100%" style:font-name="Liberation Serif" officeooo:paragraph-rsid="0007f372"/>
    </style:style>
    <style:style style:name="P23" style:family="paragraph" style:parent-style-name="Standard">
      <style:text-properties style:text-position="0% 100%" fo:font-style="normal" officeooo:rsid="000d6832" officeooo:paragraph-rsid="00125528" style:font-style-asian="normal" style:font-style-complex="normal"/>
    </style:style>
    <style:style style:name="P24" style:family="paragraph" style:parent-style-name="Standard">
      <style:text-properties style:text-position="0% 100%" fo:font-style="italic" officeooo:rsid="0007f372" officeooo:paragraph-rsid="0007f372" style:font-style-asian="italic" style:font-style-complex="italic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fo:font-size="11pt" fo:font-weight="bold" officeooo:paragraph-rsid="00125528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fo:font-size="11pt" fo:font-weight="normal" officeooo:paragraph-rsid="00125528"/>
    </style:style>
    <style:style style:name="P27" style:family="paragraph" style:parent-style-name="Text_20_body">
      <style:paragraph-properties fo:margin-top="0in" fo:margin-bottom="0in" loext:contextual-spacing="false" fo:line-height="100%"/>
      <style:text-properties fo:font-size="11pt" fo:font-weight="normal" officeooo:paragraph-rsid="0013765a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fo:font-size="11pt" fo:font-style="italic" fo:font-weight="bold" officeooo:paragraph-rsid="00125528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fo:font-size="11pt" fo:font-style="italic" fo:font-weight="normal" officeooo:paragraph-rsid="00147d79" style:font-style-asian="italic" style:font-style-complex="italic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fo:font-size="11pt" fo:font-style="italic" fo:font-weight="normal" officeooo:rsid="00125528" officeooo:paragraph-rsid="00125528" style:font-style-asian="italic" style:font-style-complex="italic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fo:font-size="11pt" fo:font-style="italic" fo:font-weight="normal" officeooo:rsid="00125528" officeooo:paragraph-rsid="00147d79" style:font-style-asian="italic" style:font-style-complex="italic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fo:font-size="11pt" fo:font-style="italic" fo:font-weight="normal" officeooo:rsid="00147d79" officeooo:paragraph-rsid="00147d79" style:font-style-asian="italic" style:font-style-complex="italic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officeooo:paragraph-rsid="00125528"/>
    </style:style>
    <style:style style:name="P34" style:family="paragraph" style:parent-style-name="Text_20_body">
      <style:paragraph-properties fo:margin-top="0in" fo:margin-bottom="0in" loext:contextual-spacing="false" fo:line-height="100%"/>
      <style:text-properties fo:font-style="italic" officeooo:rsid="00125528" officeooo:paragraph-rsid="00125528" style:font-style-asian="italic" style:font-style-complex="italic"/>
    </style:style>
    <style:style style:name="P35" style:family="paragraph" style:parent-style-name="Heading_20_1">
      <style:text-properties officeooo:rsid="000e6f39" officeooo:paragraph-rsid="000e6f39"/>
    </style:style>
    <style:style style:name="P36" style:family="paragraph" style:parent-style-name="Heading_20_5">
      <style:text-properties officeooo:rsid="000fb844" officeooo:paragraph-rsid="000fb844"/>
    </style:style>
    <style:style style:name="P37" style:family="paragraph" style:parent-style-name="Heading_20_5">
      <style:text-properties officeooo:rsid="000e6f39" officeooo:paragraph-rsid="000e6f3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3fb82"/>
    </style:style>
    <style:style style:name="T4" style:family="text">
      <style:text-properties style:text-position="0% 100%" officeooo:rsid="00093197"/>
    </style:style>
    <style:style style:name="T5" style:family="text">
      <style:text-properties style:text-position="0% 100%" officeooo:rsid="00110628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normal" officeooo:rsid="00147d79" style:font-style-asian="normal" style:font-style-complex="normal"/>
    </style:style>
    <style:style style:name="T8" style:family="text">
      <style:text-properties officeooo:rsid="0003fb82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093197"/>
    </style:style>
    <style:style style:name="T11" style:family="text">
      <style:text-properties officeooo:rsid="00093197"/>
    </style:style>
    <style:style style:name="T12" style:family="text">
      <style:text-properties fo:font-style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93197" style:font-style-asian="italic" style:font-style-complex="italic"/>
    </style:style>
    <style:style style:name="T15" style:family="text">
      <style:text-properties officeooo:rsid="000ac2dd"/>
    </style:style>
    <style:style style:name="T16" style:family="text">
      <style:text-properties officeooo:rsid="000d9879"/>
    </style:style>
    <style:style style:name="T17" style:family="text">
      <style:text-properties fo:font-variant="normal" fo:text-transform="none"/>
    </style:style>
    <style:style style:name="T18" style:family="text">
      <style:text-properties fo:font-variant="normal" fo:text-transform="none" fo:font-size="11pt" officeooo:rsid="000d9879"/>
    </style:style>
    <style:style style:name="T19" style:family="text">
      <style:text-properties fo:font-variant="normal" fo:text-transform="none" fo:font-size="11pt" officeooo:rsid="00147d79"/>
    </style:style>
    <style:style style:name="T20" style:family="text">
      <style:text-properties fo:font-variant="normal" fo:text-transform="none" fo:font-style="normal"/>
    </style:style>
    <style:style style:name="T21" style:family="text">
      <style:text-properties fo:font-variant="normal" fo:text-transform="none" fo:font-style="normal" officeooo:rsid="0013765a"/>
    </style:style>
    <style:style style:name="T22" style:family="text">
      <style:text-properties fo:font-variant="normal" fo:text-transform="none" fo:font-style="normal" officeooo:rsid="00147d79"/>
    </style:style>
    <style:style style:name="T23" style:family="text">
      <style:text-properties fo:font-variant="normal" fo:text-transform="none" style:text-position="-33% 80%" fo:font-style="normal"/>
    </style:style>
    <style:style style:name="T24" style:family="text">
      <style:text-properties fo:font-variant="normal" fo:text-transform="none" style:text-position="-33% 80%" fo:font-style="normal" officeooo:rsid="0013765a"/>
    </style:style>
    <style:style style:name="T25" style:family="text">
      <style:text-properties fo:font-variant="normal" fo:text-transform="none" style:text-position="-33% 80%" fo:font-style="normal" officeooo:rsid="00147d79"/>
    </style:style>
    <style:style style:name="T26" style:family="text">
      <style:text-properties style:text-position="-33% 80%"/>
    </style:style>
    <style:style style:name="T27" style:family="text">
      <style:text-properties officeooo:rsid="00147d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adings</text:h>
      <text:p text:style-name="P20">Due Monday classtime after first week unless otherwise stated.</text:p>
      <text:h text:style-name="Heading_20_5" text:outline-level="5">From Zaki:</text:h>
      <text:p text:style-name="P18"/>
      <text:p text:style-name="P18">By class W 8/31: Ch 1 through 1.3.1</text:p>
      <text:p text:style-name="P18">By class F 9/2: Ch 8</text:p>
      <text:p text:style-name="P18"/>
      <text:h text:style-name="P36" text:outline-level="5">From EMC:</text:h>
      <text:p text:style-name="P20">By class W 8/31: Ch 1</text:p>
      <text:h text:style-name="Heading_20_5" text:outline-level="5">From "your code":</text:h>
      <text:p text:style-name="P19">Review the most sophisticated Python app or two that you wrote in 171 or other earlier courses, or borrow one or two such apps from another student.</text:p>
      <text:h text:style-name="P35" text:outline-level="1">Exercises</text:h>
      <text:h text:style-name="P37" text:outline-level="5">Python Build Environment</text:h>
      <text:p text:style-name="P19"/>
      <text:p text:style-name="P19">1. Brush off and update (or install for the first time) a recent Python3 interpreter on your machine. <text:s/>Ditto for VSCode. <text:s text:c="2"/>From VSCode, take one of the Python example programs from your review reading, bring it up in VSCode and run it via a commandline action from VSCode. <text:s/>Edit it trivially and rerun it.</text:p>
      <text:p text:style-name="P19">2. Set up a Git repository for this course, named DataScience. <text:s/>Create a Week1 directory under it for your coding work in Week 1. <text:s text:c="2"/>Share it with edit access, with Git user ClintStaley.</text:p>
      <text:h text:style-name="P36" text:outline-level="5">EMC Reading:</text:h>
      <text:p text:style-name="P20">1. Exercise 3</text:p>
      <text:p text:style-name="P20">2. What are the successive 10<text:span text:style-name="T1">3</text:span><text:span text:style-name="T2"> prefixes between "tera" (10</text:span><text:span text:style-name="T1">12</text:span><text:span text:style-name="T2">) and "yotta" (10</text:span><text:span text:style-name="T1">24</text:span><text:span text:style-name="T2">)? <text:s/>How did we come up with these, given that the Greeks and Romans didn't count even remotely this high? <text:s/>(The etymology is available online and is helpful for remembering the sequence.)</text:span></text:p>
      <text:p text:style-name="P21"><text:span text:style-name="T2">3. How many bytes of data per diem is currently generated </text:span><text:span text:style-name="T5">worldwide</text:span><text:span text:style-name="T2">? </text:span><text:span text:style-name="T5"><text:s/>How much already exists? </text:span><text:span text:style-name="T2"><text:s/>(accurate to within a factor of 10). <text:s/></text:span></text:p>
      <text:p text:style-name="P21"><text:span text:style-name="T5">4. </text:span><text:span text:style-name="T2">If you </text:span><text:span text:style-name="T5">could process data at a rate of one GB/second, how long would it take to process 1 ZB (zettabyte?). <text:s/>If you printed a ZB in hardcopy, with 10 KB/page, and 100/pages stacked/cm, how tall would it be?</text:span></text:p>
      <text:h text:style-name="P37" text:outline-level="5">Zaki Reading:</text:h>
      <text:p text:style-name="P18"/>
      <text:p text:style-name="P1"><text:span text:style-name="T8">1. </text:span>On line 15 it seems as though interior nodes would have their support count increased<text:span text:style-name="T8"> </text:span>repeatedly on each ComputeSupport call at each level. <text:s/>Is this so?<text:span text:style-name="T8"> <text:s/>Why or why not?</text:span></text:p>
      <text:p text:style-name="P1"/>
      <text:p text:style-name="P4">No, because only k-subsets are considered on line 15, and only current leaves of the tree have k-size.</text:p>
      <text:p text:style-name="P1"/>
      <text:p text:style-name="P3">2. On line 18, might |X<text:span text:style-name="T9">ab|</text:span><text:span text:style-name="T2">| be &lt;&gt; k+1? <text:s/>If so, is this a problem or not? <text:s/>If not, why not, since it's a union of two different sets each with size k?</text:span></text:p>
      <text:p text:style-name="P6"/>
      <text:p text:style-name="P4"><text:span text:style-name="T2">No, because X</text:span><text:span text:style-name="T9">a</text:span><text:span text:style-name="T2"> and X</text:span><text:span text:style-name="T9">b</text:span><text:span text:style-name="T2"> are siblings and thus have a common prefix and only one different final element. <text:s/>Their union must therefore be of size k+1</text:span></text:p>
      <text:p text:style-name="P7"/>
      <text:p text:style-name="P13">3. What is the purpose of the b &gt; a qualfier on line 17? <text:s/>What bad thing happens if we omit it?</text:p>
      <text:p text:style-name="P13"/>
      <text:p text:style-name="P8">The same k-subset appears twice as a leaf on the next level.</text:p>
      <text:p text:style-name="P8"/>
      <text:p text:style-name="P14">4. In what way, if any, does the algorithm fail if we omit the line 19 check and simply execute line 20 unconditionally?</text:p>
      <text:p text:style-name="P14"/>
      <text:p text:style-name="P9">It does not fail, since line 9 will still filter unsupported leaves, but it will run less efficiently.</text:p>
      <text:p text:style-name="P6"/>
      <text:p text:style-name="P1"><text:span text:style-name="T15">5. </text:span>Removal of<text:span text:style-name="T11"> all ancestors of X</text:span><text:span text:style-name="T10">a</text:span><text:span text:style-name="T4"> on line 22 seems like an error because it makes those (well-supported) subsets</text:span><text:span text:style-name="T2"> </text:span>unavailable for other<text:span text:style-name="T11"> </text:span>subsets to use in checking on line 19, perhaps making them look as though they have<text:span text:style-name="T11"> </text:span>an infrequent subset <text:span text:style-name="T11">when they don't</text:span>. <text:s/>Is this a problem? <text:s/>Why or why not?</text:p>
      <text:p text:style-name="P1"/>
      <text:p text:style-name="P3"><text:span text:style-name="T13">Not a problem, because</text:span><text:span text:style-name="T14"> line 19 checks focus only on the k-1 level, not levels above.</text:span></text:p>
      <text:p text:style-name="P5"/>
      <text:p text:style-name="P2"><text:span text:style-name="T15">6. </text:span>The assertion that Apriori is O(|I|*|D|*2<text:span text:style-name="T1">I</text:span><text:span text:style-name="T3">)</text:span><text:span text:style-name="T2"> seems incorrect since each transaction in D has</text:span></text:p>
      <text:p text:style-name="P2"><text:span text:style-name="T2">possibly 2</text:span><text:span text:style-name="T1">I </text:span><text:span text:style-name="T2">subsets, but each will be generated and tested only once in the entire algorithm.</text:span></text:p>
      <text:p text:style-name="P2"><text:span text:style-name="T2">Is a complexity of O(|D|*2</text:span><text:span text:style-name="T1">I</text:span><text:span text:style-name="T2">) thus correct?</text:span></text:p>
      <text:p text:style-name="P17"/>
      <text:p text:style-name="P10">I believe the answer here is yes, the lesser complexity is correct.</text:p>
      <text:p text:style-name="P10"/>
      <text:p text:style-name="P25">Eclat Algorithm</text:p>
      <text:p text:style-name="P33"/>
      <text:p text:style-name="P26">7. On line 7, how is sup(X<text:span text:style-name="T26">ab</text:span>) determined without reexamining all the transactions?</text:p>
      <text:p text:style-name="P26"/>
      <text:p text:style-name="P30">Simply the size of t(X<text:span text:style-name="T9">ab</text:span><text:span text:style-name="T2">) which was just computed via O(1) intersection.</text:span></text:p>
      <text:p text:style-name="P30"><text:span text:style-name="T7"/></text:p>
      <text:p text:style-name="P32"><text:span text:style-name="T6"/></text:p>
      <text:p text:style-name="P33"/>
      <text:p text:style-name="P25">dEclat Algorithm</text:p>
      <text:p text:style-name="P33"/>
      <text:p text:style-name="P26">8. On line 6, could d(X<text:span text:style-name="T26">ab</text:span>) be <text:span text:style-name="T12">larger</text:span><text:span text:style-name="T17"> </text:span><text:span text:style-name="T20">than d(X</text:span><text:span text:style-name="T23">a</text:span><text:span text:style-name="T20">)? How about than d(X</text:span><text:span text:style-name="T23">b</text:span><text:span text:style-name="T20">)? Why? </text:span></text:p>
      <text:p text:style-name="P33"/>
      <text:p text:style-name="P34">Could be larger than d(X<text:span text:style-name="T9">a</text:span><text:span text:style-name="T2">), for instance if </text:span></text:p>
      <text:p text:style-name="P33"/>
      <text:p text:style-name="P27"><text:span text:style-name="T20">9.</text:span><text:span text:style-name="T17"> </text:span><text:span text:style-name="T20">In the discussion of the dEclat algorithm, the text suggests starting with tidsets a la' Eclat, and converting to diffsets partway through. This would require computing d(X</text:span><text:span text:style-name="T23">ab</text:span><text:span text:style-name="T20">))</text:span><text:span text:style-name="T21"> from</text:span><text:span text:style-name="T20"> </text:span><text:span text:style-name="T21">t</text:span><text:span text:style-name="T20">(X</text:span><text:span text:style-name="T23">a</text:span><text:span text:style-name="T20">)</text:span><text:span text:style-name="T21"> and t(X</text:span><text:span text:style-name="T24">b</text:span><text:span text:style-name="T21">) </text:span><text:span text:style-name="T20"><text:s/>on line 6 of the dEclat algorithm. If we know</text:span><text:span text:style-name="T17"> </text:span><text:span text:style-name="T20">only</text:span><text:span text:style-name="T17"> </text:span><text:span text:style-name="T20">t(X</text:span><text:span text:style-name="T23">a</text:span><text:span text:style-name="T20">) and t(X</text:span><text:span text:style-name="T23">b</text:span><text:span text:style-name="T20">), how do we compute d(X</text:span><text:span text:style-name="T23">ab</text:span><text:span text:style-name="T20">))?</text:span></text:p>
      <text:p text:style-name="P33"/>
      <text:p text:style-name="P29"><text:span text:style-name="T20">d(X</text:span><text:span text:style-name="T23">ab</text:span><text:span text:style-name="T20">)</text:span><text:span text:style-name="T22"> = t(X</text:span><text:span text:style-name="T25">a</text:span><text:span text:style-name="T22">) \ t(X</text:span><text:span text:style-name="T25">b</text:span><text:span text:style-name="T22">)</text:span></text:p>
      <text:p text:style-name="P33"/>
      <text:p text:style-name="P31"><text:span text:style-name="T7">10. Does the left-to-right order of the items matter in the Eclat and dEclat algorithms? <text:s/>Would some advantage be gained, for instance, by expanding the tree from most to least popular item at each level?</text:span></text:p>
      <text:p text:style-name="P28"/>
      <text:p text:style-name="P28">FP Growth:</text:p>
      <text:p text:style-name="P33"/>
      <text:p text:style-name="P23"><text:span text:style-name="T18">1</text:span><text:span text:style-name="T19">1</text:span><text:span text:style-name="T18">. </text:span><text:span text:style-name="T16">Why is ordering the items correctly when building a prefix-tree such a big deal? <text:s/></text:span>Build a database with at most 5 transactions for which the <text:span text:style-name="T16">original</text:span> ordering of the items within the transactions produces a prefix tree with 3 times as many nodes than does the prefix tree derived from an optimal item ordering.</text:p>
      <text:p text:style-name="P15"/>
      <text:p text:style-name="P12">15 nodes:</text:p>
      <text:p text:style-name="P12">E</text:p>
      <text:p text:style-name="P12">DE</text:p>
      <text:p text:style-name="P12">CDE</text:p>
      <text:p text:style-name="P12">BCDE</text:p>
      <text:p text:style-name="P12">ABCDE</text:p>
      <text:p text:style-name="P12"/>
      <text:p text:style-name="P12">5 nodes:</text:p>
      <text:p text:style-name="P12">E</text:p>
      <text:p text:style-name="P12">ED</text:p>
      <text:p text:style-name="P12">EDC</text:p>
      <text:p text:style-name="P12">EDCB</text:p>
      <text:p text:style-name="P12">EDCBA</text:p>
      <text:p text:style-name="P16"/>
      <text:p text:style-name="P15"/>
      <text:p text:style-name="P15"><text:span text:style-name="T27">12</text:span>. Does the order of the transactions (as opposed to that of the items) affect the form of the final prefix tree? <text:s/>Why or why not?</text:p>
      <text:p text:style-name="P15"/>
      <text:p text:style-name="P12">No, because the order just affects the intermediate forms of the tree. <text:s/>A final tree form can be deduced from the transactions alone, regardless of order.</text:p>
      <text:p text:style-name="P2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2-08-31T18:18:35.188316752</dc:date>
    <meta:editing-duration>PT22H44M26S</meta:editing-duration>
    <meta:editing-cycles>7</meta:editing-cycles>
    <meta:document-statistic meta:table-count="0" meta:image-count="0" meta:object-count="0" meta:page-count="1" meta:paragraph-count="58" meta:word-count="838" meta:character-count="4600" meta:non-whitespace-character-count="3791"/>
  </office:meta>
</office:document-meta>
</file>